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1.</text:p>
      <text:p text:style-name="Standard">a. True</text:p>
      <text:p text:style-name="Standard">b. True</text:p>
      <text:p text:style-name="Standard">c. False</text:p>
      <text:p text:style-name="Standard">d. False</text:p>
      <text:p text:style-name="Standard">e. Can HTTP response messages have an empty message body?</text:p>
      <text:p text:style-name="Standard"/>
      <text:p text:style-name="Standard">P2. </text:p>
      <text:p text:style-name="Standard"/>
      <text:p text:style-name="Standard">SMS - </text:p>
      <text:p text:style-name="Standard"/>
      <text:p text:style-name="Standard">iMessage - Apple has created a messaging system that seems to have a focus on security. There is a public and private key created for each individual device, with the private keys being stored at Apple's HQ. When you start a conversation, they fetch your public key and use that to encrypt their message. You then receive it on your device where your private key exists and can decrypt the encrypted message. Finally, the encryped messages are deleted from Apples systems when retrieved by you. There are individual copies of messages for each device.</text:p>
      <text:p text:style-name="Standard"/>
      <text:p text:style-name="Standard">WhatsApp - </text:p>
      <text:p text:style-name="Standard"/>
      <text:p text:style-name="Standard">P3.</text:p>
      <text:p text:style-name="Standard"/>
      <text:p text:style-name="Standard">If the IP address is not cached/known, we have a DNS query sent to the LDNS to retrieve the hostname for yourbusiness.com/about.html. First it checks the root server to find the com TLD server with this information. After getting the NS and A records and caching them, it then goes to the TLD server for info on yourbusiness.com, and is redirected to the authoritative server, once again with an NS record and a matching A record. Finally, it reaches out to the authoritative server and gets an A record for From there for the yourbusiness.com host. The LDNS returns this to your browser, which then requests to open a TCP connection using the IP address it received. It sends a SYN request to the server, which responds with a SYN ACK. Finally, the browser completes the connection with an ACK response, acknowledging the SYN ACK. The TCP connection is then established, and your browser requests the about.html file. From there, the file and any other required objects are sent to your browser, which then loads the web page for you to view.</text:p>
      <text:p text:style-name="Standard"/>
      <text:p text:style-name="Standard">P4.</text:p>
      <text:p text:style-name="Standard"/>
      <text:p text:style-name="Standard">a. http://gaia.cs.umass.edu/index.html</text:p>
      <text:p text:style-name="Standard">b. 1.1</text:p>
      <text:p text:style-name="Standard">c. Persistent connection</text:p>
      <text:p text:style-name="Standard">d.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7T21:45:52.997793571</meta:creation-date>
    <dc:date>2021-06-07T21:46:40.811490554</dc:date>
    <meta:editing-duration>PT48S</meta:editing-duration>
    <meta:editing-cycles>1</meta:editing-cycles>
    <meta:document-statistic meta:table-count="0" meta:image-count="0" meta:object-count="0" meta:page-count="1" meta:paragraph-count="17" meta:word-count="310" meta:character-count="1782" meta:non-whitespace-character-count="1485"/>
    <meta:generator>LibreOffice/6.4.7.2$Linux_X86_64 LibreOffice_project/40$Build-2</meta:generator>
  </office:meta>
</office:document-meta>
</file>